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 svg:panose-1="2 1 6 0 3 1 1 1 1 1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" style:parent-style-name="Standarduser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user" style:family="paragraph">
      <style:paragraph-properties fo:text-align="center"/>
    </style:style>
    <style:style style:name="P13" style:parent-style-name="Standarduser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4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user" style:family="paragraph">
      <style:paragraph-properties fo:text-align="end"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4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3" style:parent-style-name="Internetlink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Internetlink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Internetlink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7" style:parent-style-name="Standard" style:family="paragraph">
      <style:paragraph-properties fo:keep-with-next="always" fo:keep-together="always" fo:margin-top="0.1388in" fo:line-height="104%"/>
      <style:text-properties style:font-name="Times New Roman" style:font-name-asian="SimSun" style:font-name-complex="Times New Roman" fo:font-weight="bold" style:font-weight-asian="bold" style:font-weight-complex="bold" fo:color="#000000" style:letter-kerning="true" fo:font-size="14pt" style:font-size-asian="14pt" style:font-size-complex="14pt"/>
    </style:style>
    <style:style style:name="P78" style:parent-style-name="Standard" style:family="paragraph">
      <style:text-properties style:font-name="Times New Roman" style:font-name-asian="SimSun" style:font-name-complex="Times New Roman" style:font-weight-complex="bold" fo:color="#000000" style:letter-kerning="true" fo:font-size="14pt" style:font-size-asian="14pt" style:font-size-complex="14pt"/>
    </style:style>
    <style:style style:name="P79" style:parent-style-name="Standard" style:family="paragraph">
      <style:text-properties style:font-name="Times New Roman" style:font-name-asian="SimSun" style:font-name-complex="Times New Roman" style:font-weight-complex="bold" fo:color="#000000" style:letter-kerning="true" fo:font-size="14pt" style:font-size-asian="14pt" style:font-size-complex="14pt"/>
    </style:style>
    <style:style style:name="P80" style:parent-style-name="Standard" style:family="paragraph">
      <style:text-properties style:font-name="Times New Roman" style:font-name-asian="SimSun" style:font-name-complex="Times New Roman" style:font-weight-complex="bold" fo:color="#000000" style:letter-kerning="true" fo:font-size="14pt" style:font-size-asian="14pt" style:font-size-complex="14pt"/>
    </style:style>
    <style:style style:name="P81" style:parent-style-name="Standard" style:family="paragraph">
      <style:paragraph-properties fo:keep-with-next="always" fo:keep-together="always" fo:text-align="center" fo:margin-top="0.1388in" fo:line-height="104%"/>
      <style:text-properties style:font-name="Times New Roman" style:font-name-asian="SimSun" style:font-name-complex="Times New Roman" fo:font-weight="bold" style:font-weight-asian="bold" style:font-weight-complex="bold" style:letter-kerning="true" fo:font-size="14pt" style:font-size-asian="14pt" style:font-size-complex="14pt"/>
    </style:style>
    <style:style style:name="P82" style:parent-style-name="Standard" style:family="paragraph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/>
    </style:style>
    <style:style style:name="P83" style:parent-style-name="Standard" style:family="paragraph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/>
    </style:style>
    <style:style style:name="P87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8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1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2" style:parent-style-name="Standarduser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1" style:parent-style-name="Standarduser" style:family="paragraph">
      <style:paragraph-properties fo:margin-bottom="0in"/>
      <style:text-properties style:font-name="Times New Roman" style:font-name-complex="Times New Roman" style:font-weight-complex="bold" fo:font-size="14pt" style:font-size-asian="14pt" style:font-size-complex="14pt" fo:language="en" fo:country="US" style:language-asian="en" style:country-asian="US"/>
    </style:style>
    <style:style style:name="P13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7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0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2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3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4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6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7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5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0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2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4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5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9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0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fo:language="en" fo:country="US" style:language-asian="ru" style:country-asian="RU" fo:hyphenate="true"/>
    </style:style>
    <style:style style:name="P279" style:parent-style-name="Standarduser" style:family="paragraph">
      <style:paragraph-properties fo:margin-bottom="0in"/>
      <style:text-properties style:font-name="Times New Roman" style:font-name-complex="Times New Roman" fo:font-size="10pt" style:font-size-asian="10pt" style:font-size-complex="10pt" fo:language="en" fo:country="US"/>
    </style:style>
    <style:style style:name="P280" style:parent-style-name="Standarduser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1" style:parent-style-name="Standarduser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2" style:parent-style-name="Standard" style:family="paragraph">
      <style:paragraph-properties fo:margin-bottom="0.1111in"/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margin-bottom="0.1111in"/>
      <style:text-properties style:font-name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fo:margin-bottom="0.1111in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3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5">Кафедра вычислительной математики и<text:s/>программирования</text:p>
      <text:p text:style-name="P6"/>
      <text:p text:style-name="P7"/>
      <text:p text:style-name="P8"><text:span text:style-name="T9">Лабораторная работа №2 по курсу</text:span></text:p>
      <text:p text:style-name="P10">«Операционные системы»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Студент:<text:s/></text:span><text:span text:style-name="T31">Сидоров Дмитрий Денисович</text:span></text:p>
      <text:p text:style-name="P32"><text:span text:style-name="T33">Группа: М8О-209Б-23</text:span></text:p>
      <text:p text:style-name="P34"><text:span text:style-name="T35">Вариант: 1</text:span></text:p>
      <text:p text:style-name="P36">Преподаватель: Миронов Евгений Сергеевич</text:p>
      <text:p text:style-name="P37">Оценка: ___________</text:p>
      <text:p text:style-name="P38">Дата: ___________</text:p>
      <text:p text:style-name="P39">Подпись: ___________</text:p>
      <text:p text:style-name="P40"/>
      <text:p text:style-name="P41"/>
      <text:p text:style-name="P42">Москва, 2024</text:p>
      <text:soft-page-break/>
      <text:p text:style-name="P43">Содержание</text:p>
      <text:list text:style-name="WWNum12">
        <text:list-item text:start-value="1">
          <text:p text:style-name="P44">Репозиторий</text:p>
        </text:list-item>
        <text:list-item>
          <text:p text:style-name="P45">Постановка задачи</text:p>
        </text:list-item>
        <text:list-item>
          <text:p text:style-name="P46">Общие сведения о программе</text:p>
        </text:list-item>
        <text:list-item>
          <text:p text:style-name="P47">Общий метод и алгоритм решения</text:p>
        </text:list-item>
        <text:list-item>
          <text:p text:style-name="P48">Исходный код</text:p>
        </text:list-item>
        <text:list-item>
          <text:p text:style-name="P49">Демонстрация работы программы</text:p>
        </text:list-item>
        <text:list-item>
          <text:p text:style-name="P50">Выводы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Репозиторий</text:p>
      <text:p text:style-name="Standarduser"><text:span text:style-name="T73">https://github.com</text:span><text:span text:style-name="T74">/Dmitrii1404/os_labs/tree/main/2</text:span><text:span text:style-name="T75">_lab_os</text:span></text:p>
      <text:p text:style-name="P76">Постановка<text:s/>задачи</text:p>
      <text:p text:style-name="P77">Цель работы</text:p>
      <text:p text:style-name="P78">Приобретение практических навыков в:</text:p>
      <text:p text:style-name="P79">· Управление потоками в ОС</text:p>
      <text:p text:style-name="P80">· Обеспечение синхронизации между потоками</text:p>
      <text:p text:style-name="P81">Задание</text:p>
      <text:p text:style-name="P82">Составить программу на языке Си, обрабатывающую данные в многопоточном режиме. При обработке использовать стандартные<text:s/>средства создания потоков операционной системы (Windows/Unix). Ограничение потоков должно быть задано ключом запуска программы.<text:line-break/>Необходимо уметь продемонстрировать количество потоков, используемых программой, с помощью стандартных средств операционной системы.</text:p>
      <text:p text:style-name="P83">Привести исследование зависимости ускорения и эффективности алгоритма от входящих данных и количества потоков. Объяснить получившиеся результаты.</text:p>
      <text:p text:style-name="Standard"><text:span text:style-name="T84">Вариант 1</text:span><text:span text:style-name="T85">:<text:s/></text:span><text:span text:style-name="T86">Отсортировать массив целых чисел при помощи битонической сортировки</text:span></text:p>
      <text:p text:style-name="P87">Общие сведения о программе</text:p>
      <text:p text:style-name="P88"><text:span text:style-name="T89">Программа написана на языке Си в UNIX-подобной операционной системе (</text:span><text:span text:style-name="T90">Ubuntu</text:span><text:span text:style-name="T91">). Для компиляции программы требуется указать ключ<text:s/></text:span><text:span text:style-name="T92">-fsanitize=thread</text:span><text:span text:style-name="T93">. Для запуска программы в качестве 1 аргумента командной строки необходимо указать<text:s/></text:span><text:span text:style-name="T94">количество элементов в массиве</text:span><text:span text:style-name="T95">, в качестве 2 аргумента<text:s/></text:span><text:span text:style-name="T96">‑</text:span><text:span text:style-name="T97">­<text:s/></text:span><text:span text:style-name="T98">количество потоков.</text:span></text:p>
      <text:p text:style-name="P99"/>
      <text:p text:style-name="P100"/>
      <text:p text:style-name="P101">Общий метод и алгоритм решения</text:p>
      <text:p text:style-name="P102"><text:span text:style-name="T103">Дается массив из<text:s/></text:span><text:span text:style-name="T104">n</text:span><text:span text:style-name="T105"><text:s/>элементов и<text:s/></text:span><text:span text:style-name="T106">m</text:span><text:span text:style-name="T107"><text:s/></text:span><text:span text:style-name="T108">потоков.<text:s/></text:span><text:span text:style-name="T109">Цель программы — отсортировать массив, используя метод битонной сортировки в многопоточном режиме. Каждый поток обрабатывает часть массива в соответствии с текущим этапом сортировки.</text:span><text:span text:style-name="T110"><text:s/>М</text:span><text:span text:style-name="T111">ассив разбивается на фрагменты, которые обра</text:span><text:span text:style-name="T112">батываются потоками. Количество<text:s/></text:span><text:span text:style-name="T113">одновременно работающих потоков имеет значение<text:s/></text:span><text:span text:style-name="T114">m</text:span><text:span text:style-name="T115">, задан</text:span><text:span text:style-name="T116">ое<text:s/></text:span><text:span text:style-name="T117">ранее</text:span><text:span text:style-name="T118">. На каждом этапе<text:s/></text:span><text:soft-page-break/><text:span text:style-name="T119">сортировки потока обрабатывается фиксированная подгруппа элементов, выполняющая либо восходящую, либо нисходящую сортировку в зависимости от текущих этапов битонического слияния.</text:span><text:span text:style-name="T120"><text:s/></text:span><text:span text:style-name="T121">Для корректной работы всех потоков на каждом этапе сортировки используются барьеры синхронизац</text:span><text:span text:style-name="T122">ии.<text:s/></text:span><text:span text:style-name="T123">Это позволяет завершить свою операцию перед переходом к следующему этапу алгоритма.</text:span><text:span text:style-name="T124"><text:s/></text:span><text:span text:style-name="T125">После выполнения всех этапов битонной сортировки главный поток собирает результат и выводит отсортированный массив.</text:span></text:p>
      <text:p text:style-name="P126"><text:span text:style-name="T127">И</text:span><text:span text:style-name="T128">сходный</text:span><text:span text:style-name="T129"><text:s/></text:span><text:span text:style-name="T130">код</text:span></text:p>
      <text:p text:style-name="P131">main.c</text:p>
      <text:p text:style-name="P132"/>
      <text:p text:style-name="P133">#include &lt;pthread.h&gt;</text:p>
      <text:p text:style-name="P134">#include &lt;stdio.h&gt;</text:p>
      <text:p text:style-name="P135">#include &lt;stdlib.h&gt;</text:p>
      <text:p text:style-name="P136">#include &lt;unistd.h&gt;</text:p>
      <text:p text:style-name="P137"/>
      <text:p text:style-name="P138"/>
      <text:p text:style-name="P139">typedef struct {</text:p>
      <text:p text:style-name="P140"><text:s text:c="4"/>int *array;</text:p>
      <text:p text:style-name="P141"><text:s text:c="4"/>int start;</text:p>
      <text:p text:style-name="P142"><text:s text:c="4"/>int length;</text:p>
      <text:p text:style-name="Standarduser"><text:span text:style-name="T143"><text:s text:c="4"/></text:span><text:span text:style-name="T144">int dir; //1-по возрастанию, 0-по убыванию</text:span></text:p>
      <text:p text:style-name="Standarduser"><text:span text:style-name="T145"><text:s text:c="4"/></text:span><text:span text:style-name="T146">int max_threads;</text:span></text:p>
      <text:p text:style-name="P147"><text:s text:c="4"/>pthread_mutex_t *mutex;</text:p>
      <text:p text:style-name="P148"><text:s text:c="4"/>int *current_threads;</text:p>
      <text:p text:style-name="P149">} ThData;</text:p>
      <text:p text:style-name="P150"/>
      <text:p text:style-name="P151"/>
      <text:p text:style-name="P152">void swap(int *x1, int *x2) {</text:p>
      <text:soft-page-break/>
      <text:p text:style-name="P153"><text:s text:c="4"/>int x3 = *x1;</text:p>
      <text:p text:style-name="P154"><text:s text:c="4"/>*x1 = *x2;</text:p>
      <text:p text:style-name="P155"><text:s text:c="4"/>*x2 = x3;</text:p>
      <text:p text:style-name="P156">}</text:p>
      <text:p text:style-name="P157"/>
      <text:p text:style-name="P158"/>
      <text:p text:style-name="P159">void bitonic_merge(int *array, int start, int length, int dir) {</text:p>
      <text:p text:style-name="P160"><text:s text:c="4"/>if (length &lt;= 1) return;</text:p>
      <text:p text:style-name="P161"><text:s text:c="4"/>int half = length / 2;</text:p>
      <text:p text:style-name="P162"><text:s text:c="4"/></text:p>
      <text:p text:style-name="P163"><text:s text:c="4"/>for (int i = start; i &lt; start + half; i++) {</text:p>
      <text:p text:style-name="P164"><text:s text:c="8"/>if ((dir == 1 &amp;&amp; array[i] &gt; array[i + half]) ||</text:p>
      <text:p text:style-name="P165"><text:s text:c="12"/>(dir == 0 &amp;&amp; array[i] &lt; array[i + half])) {</text:p>
      <text:p text:style-name="P166"><text:s text:c="12"/>swap(&amp;array[i], &amp;array[i + half]);</text:p>
      <text:p text:style-name="P167"><text:s text:c="8"/>}</text:p>
      <text:p text:style-name="P168"><text:s text:c="4"/>}</text:p>
      <text:p text:style-name="P169"/>
      <text:p text:style-name="P170"><text:s text:c="4"/>bitonic_merge(array, start, half, dir);</text:p>
      <text:p text:style-name="P171"><text:s text:c="4"/>bitonic_merge(array, start + half, half, dir);</text:p>
      <text:p text:style-name="P172">}</text:p>
      <text:p text:style-name="P173"/>
      <text:p text:style-name="P174"/>
      <text:p text:style-name="P175">void *bitonic_sort(void *arr) {</text:p>
      <text:p text:style-name="P176"><text:s text:c="4"/>//sleep(1);</text:p>
      <text:p text:style-name="P177"><text:s text:c="4"/>ThData *data = (ThData*)arr;</text:p>
      <text:p text:style-name="P178"/>
      <text:p text:style-name="P179"><text:s text:c="4"/>if (data-&gt;length &lt;= 1) return NULL;</text:p>
      <text:p text:style-name="P180"/>
      <text:p text:style-name="P181"><text:s text:c="4"/>int half = data-&gt;length / 2;</text:p>
      <text:soft-page-break/>
      <text:p text:style-name="P182"><text:s text:c="4"/>pthread_t threads[2] = {0};</text:p>
      <text:p text:style-name="P183"><text:s text:c="4"/>ThData data_[2];</text:p>
      <text:p text:style-name="P184"/>
      <text:p text:style-name="P185"><text:s text:c="4"/>for (int i = 0; i &lt; 2; i++) {</text:p>
      <text:p text:style-name="P186"><text:s text:c="8"/>data_[i] = (ThData) {</text:p>
      <text:p text:style-name="P187"><text:s text:c="12"/>.array = data-&gt;array,</text:p>
      <text:p text:style-name="P188"><text:s text:c="12"/>.start = data-&gt;start + i * half,</text:p>
      <text:p text:style-name="P189"><text:s text:c="12"/>.length = half,</text:p>
      <text:p text:style-name="P190"><text:s text:c="12"/>.dir = (i == 0) ? 1 : 0,</text:p>
      <text:p text:style-name="P191"><text:s text:c="12"/>.max_threads = data-&gt;max_threads,</text:p>
      <text:p text:style-name="P192"><text:s text:c="12"/>.mutex = data-&gt;mutex,</text:p>
      <text:p text:style-name="P193"><text:s text:c="12"/>.current_threads = data-&gt;current_threads</text:p>
      <text:p text:style-name="P194"><text:s text:c="8"/>};</text:p>
      <text:p text:style-name="P195"/>
      <text:p text:style-name="P196"><text:s text:c="8"/>pthread_mutex_lock(data-&gt;mutex);</text:p>
      <text:p text:style-name="P197"><text:s text:c="8"/>if (*data-&gt;current_threads &lt; data-&gt;max_threads) {</text:p>
      <text:p text:style-name="P198"><text:s text:c="12"/>(*data-&gt;current_threads)++;</text:p>
      <text:p text:style-name="P199"><text:s text:c="12"/>pthread_mutex_unlock(data-&gt;mutex);</text:p>
      <text:p text:style-name="P200"/>
      <text:p text:style-name="P201"><text:s text:c="12"/>pthread_create(&amp;threads[i], NULL, bitonic_sort, &amp;data_[i]);</text:p>
      <text:p text:style-name="P202"><text:s text:c="8"/>} else {</text:p>
      <text:p text:style-name="P203"><text:s text:c="12"/>pthread_mutex_unlock(data-&gt;mutex);</text:p>
      <text:p text:style-name="P204"><text:s text:c="12"/>bitonic_sort(&amp;data_[i]);</text:p>
      <text:p text:style-name="P205"><text:s text:c="8"/>}</text:p>
      <text:p text:style-name="P206"><text:s text:c="4"/>}</text:p>
      <text:p text:style-name="P207"><text:s text:c="4"/>for (int i = 0; i &lt; 2; i++) {</text:p>
      <text:p text:style-name="P208"><text:s text:c="8"/>if (threads[i]) {</text:p>
      <text:p text:style-name="P209"><text:s text:c="12"/>pthread_join(threads[i], NULL);</text:p>
      <text:p text:style-name="P210"/>
      <text:soft-page-break/>
      <text:p text:style-name="P211"><text:s text:c="12"/>pthread_mutex_lock(data-&gt;mutex);</text:p>
      <text:p text:style-name="P212"><text:s text:c="12"/>(*data-&gt;current_threads)--;</text:p>
      <text:p text:style-name="P213"><text:s text:c="12"/>pthread_mutex_unlock(data-&gt;mutex);</text:p>
      <text:p text:style-name="P214"><text:s text:c="8"/>}</text:p>
      <text:p text:style-name="P215"><text:s text:c="4"/>}</text:p>
      <text:p text:style-name="P216"/>
      <text:p text:style-name="P217"><text:s text:c="4"/>bitonic_merge(data-&gt;array, data-&gt;start, data-&gt;length, data-&gt;dir);</text:p>
      <text:p text:style-name="P218"><text:s text:c="4"/>return NULL;</text:p>
      <text:p text:style-name="P219">}</text:p>
      <text:p text:style-name="P220"/>
      <text:p text:style-name="P221">int main(int argc, char *argv[]) {</text:p>
      <text:p text:style-name="P222"><text:s text:c="4"/>if (argc != 3) {</text:p>
      <text:p text:style-name="P223"><text:s text:c="8"/>printf("Use: 'name' 'size' 'max_threads'\n");</text:p>
      <text:p text:style-name="P224"><text:s text:c="8"/>return 1;</text:p>
      <text:p text:style-name="P225"><text:s text:c="4"/>}</text:p>
      <text:p text:style-name="P226"><text:s text:c="4"/>int size_ = atoi(argv[1]);</text:p>
      <text:p text:style-name="P227"><text:s text:c="4"/>int max_threads = atoi(argv[2]);</text:p>
      <text:p text:style-name="P228"/>
      <text:p text:style-name="P229"><text:s text:c="4"/>if (size_ &lt;= 0 || max_threads &lt;= 0) {</text:p>
      <text:p text:style-name="P230"><text:s text:c="8"/>printf("Error - size and max_threads must be positive\n");</text:p>
      <text:p text:style-name="P231"><text:s text:c="8"/>return 1;</text:p>
      <text:p text:style-name="P232"><text:s text:c="4"/>}</text:p>
      <text:p text:style-name="P233"/>
      <text:p text:style-name="P234"><text:s text:c="4"/>int *array = malloc(size_ * sizeof(int));</text:p>
      <text:p text:style-name="P235"><text:s text:c="4"/>for (int i = 0; i &lt; size_; i++) {</text:p>
      <text:p text:style-name="P236"><text:s text:c="8"/>array[i] = rand() % 100;</text:p>
      <text:p text:style-name="P237"><text:s text:c="4"/>}</text:p>
      <text:p text:style-name="P238"><text:s text:c="4"/>printf("Random array:\n");</text:p>
      <text:p text:style-name="P239"><text:s text:c="4"/>for (int i = 0; i &lt; size_; i++) {</text:p>
      <text:soft-page-break/>
      <text:p text:style-name="P240"><text:s text:c="8"/>printf("%d ", array[i]);</text:p>
      <text:p text:style-name="P241"><text:s text:c="4"/>}</text:p>
      <text:p text:style-name="P242"><text:s text:c="4"/>printf("\n");</text:p>
      <text:p text:style-name="P243"/>
      <text:p text:style-name="P244"><text:s text:c="4"/>pthread_mutex_t mutex;</text:p>
      <text:p text:style-name="P245"><text:s text:c="4"/>pthread_mutex_init(&amp;mutex, NULL);</text:p>
      <text:p text:style-name="P246"><text:s text:c="4"/>int current_threads = 0;</text:p>
      <text:p text:style-name="P247"/>
      <text:p text:style-name="P248"><text:s text:c="4"/>ThData data = {</text:p>
      <text:p text:style-name="P249"><text:s text:c="8"/>.array = array,</text:p>
      <text:p text:style-name="P250"><text:s text:c="8"/>.start = 0,</text:p>
      <text:p text:style-name="P251"><text:s text:c="8"/>.length = size_,</text:p>
      <text:p text:style-name="P252"><text:s text:c="8"/>.dir = 1,</text:p>
      <text:p text:style-name="P253"><text:s text:c="8"/>.max_threads = max_threads,</text:p>
      <text:p text:style-name="P254"><text:s text:c="8"/>.mutex = &amp;mutex,</text:p>
      <text:p text:style-name="P255"><text:s text:c="8"/>.current_threads = &amp;current_threads</text:p>
      <text:p text:style-name="P256"><text:s text:c="4"/>};</text:p>
      <text:p text:style-name="P257"/>
      <text:p text:style-name="P258"><text:s text:c="4"/>bitonic_sort(&amp;data);</text:p>
      <text:p text:style-name="P259"/>
      <text:p text:style-name="P260"><text:s text:c="4"/>printf("Sorted array:\n");</text:p>
      <text:p text:style-name="P261"><text:s text:c="4"/>for (int i = 0; i &lt; size_; i++) {</text:p>
      <text:p text:style-name="P262"><text:s text:c="8"/>printf("%d ", array[i]);</text:p>
      <text:p text:style-name="P263"><text:s text:c="4"/>}</text:p>
      <text:p text:style-name="P264"><text:s text:c="4"/>printf("\n");</text:p>
      <text:p text:style-name="P265"/>
      <text:p text:style-name="Standarduser"><text:span text:style-name="T266"><text:s text:c="4"/></text:span><text:span text:style-name="T267">free(array);</text:span></text:p>
      <text:p text:style-name="P268"><text:s text:c="4"/>return 0;</text:p>
      <text:p text:style-name="P269">}</text:p>
      <text:soft-page-break/>
      <text:p text:style-name="P270">Демонстрация работы программы</text:p>
      <text:p text:style-name="P271">/usr/bin/make -f /home/dmitrii/second_kurs/2_lab_os/Makefile –C<text:s/>/home/dmitrii/second_kurs/2_lab_os all<text:s/></text:p>
      <text:p text:style-name="P272">make: Entering directory '/home/dmitrii/second_kurs/2_lab_os'<text:s/></text:p>
      <text:p text:style-name="P273">mkdir build clang -o build/main src/main.c -fsanitize=thread<text:s/></text:p>
      <text:p text:style-name="P274">./build/main 32 8<text:s/></text:p>
      <text:p text:style-name="P275">Random array: 83 86 77 15 93 35 86 92 49 21 62 27 90 59 63 26 40 26 72 36 11 68 67 29 82 30 62 23 67 35 29 2<text:s/></text:p>
      <text:p text:style-name="P276">Sorted array: 2 11 15 21 23 26 26 27 29 29 30 35 35 36 40 49 59 62 62 63 67 67 68 72 77 82 83 86 86 90 92 93<text:s/></text:p>
      <text:p text:style-name="P277">rm -r ./build<text:s/></text:p>
      <text:p text:style-name="P278">make: Leaving directory '/home/dmitrii/second_kurs/2_lab_os'</text:p>
      <text:p text:style-name="P279"/>
      <text:p text:style-name="P280">Выводы</text:p>
      <text:p text:style-name="P281"/>
      <text:p text:style-name="P282">Язык Си позволяет пользователю взаимодействовать с потоками операционной системы. Для этого на Unix-подобных системах требуется подключить библиотеку pthread.h.</text:p>
      <text:p text:style-name="P283">Создание потоков происходит быстрее, чем создание процессов, а все потоки используют одну и ту же область данных. Поэтому многопоточность – один из способов ускорить обработку каких-либо данных: выполнение однотипных, не зависящих друг от друга задач, можно поручить отдельным потокам, которые будут работать параллельно.</text:p>
      <text:p text:style-name="P284"><text:span text:style-name="T285">Средствами языка Си можно совершать системные запросы на создание потока, ожидания завершения потока, а также использовать различные примитивы синхронизаци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user" style:next-style-name="Standarduser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4pt" style:font-size-asian="14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111in" fo:line-height="104%"/>
      <style:text-properties style:font-size-complex="11pt" style:language-asian="ru" style:country-asian="RU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Обычныйвеб" style:display-name="Обычный (веб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user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Contents1user" style:display-name="Contents 1 (user)" style:family="paragraph" style:parent-style-name="Standarduser" style:next-style-name="Standarduser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user" style:display-name="Contents 2 (user)" style:family="paragraph" style:parent-style-name="Standarduser" style:next-style-name="Standarduser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user" style:display-name="Contents 3 (user)" style:family="paragraph" style:parent-style-name="Standarduser" style:next-style-name="Standarduser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user" style:display-name="Contents 4 (user)" style:family="paragraph" style:parent-style-name="Standarduser" style:next-style-name="Standarduser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user" style:display-name="Contents 5 (user)" style:family="paragraph" style:parent-style-name="Standarduser" style:next-style-name="Standarduser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user" style:display-name="Contents 6 (user)" style:family="paragraph" style:parent-style-name="Standarduser" style:next-style-name="Standarduser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user" style:display-name="Contents 7 (user)" style:family="paragraph" style:parent-style-name="Standarduser" style:next-style-name="Standarduser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user" style:display-name="Contents 8 (user)" style:family="paragraph" style:parent-style-name="Standarduser" style:next-style-name="Standarduser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user" style:display-name="Contents 9 (user)" style:family="paragraph" style:parent-style-name="Standarduser" style:next-style-name="Standarduser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keyword1_bash" style:display-name="keyword1_bash" style:family="text">
      <style:text-properties fo:font-weight="bold" style:font-weight-asian="bold" fo:font-style="normal" style:font-style-asian="normal" fo:color="#C20CB9"/>
    </style:style>
    <style:style style:name="keyword2_bash" style:display-name="keyword2_bash" style:family="text">
      <style:text-properties fo:font-weight="bold" style:font-weight-asian="bold" fo:font-style="normal" style:font-style-asian="normal" fo:color="#7A0874"/>
    </style:style>
    <style:style style:name="symbol0_bash" style:display-name="symbol0_bash" style:family="text">
      <style:text-properties fo:font-weight="bold" style:font-weight-asian="bold" fo:font-style="normal" style:font-style-asian="normal" fo:color="#000000"/>
    </style:style>
    <style:style style:name="comment0_c" style:display-name="comment0_c" style:family="text">
      <style:text-properties fo:font-weight="normal" style:font-weight-asian="normal" fo:font-style="normal" style:font-style-asian="normal" fo:color="#339933"/>
    </style:style>
    <style:style style:name="number_c" style:display-name="number_c" style:family="text">
      <style:text-properties fo:font-weight="normal" style:font-weight-asian="normal" fo:font-style="normal" style:font-style-asian="normal" fo:color="#0000DD"/>
    </style:style>
    <style:style style:name="keyword0_c" style:display-name="keyword0_c" style:family="text">
      <style:text-properties fo:font-weight="normal" style:font-weight-asian="normal" fo:font-style="normal" style:font-style-asian="normal" fo:color="#B1B100"/>
    </style:style>
    <style:style style:name="keyword3_c" style:display-name="keyword3_c" style:family="text">
      <style:text-properties fo:font-weight="normal" style:font-weight-asian="normal" fo:font-style="normal" style:font-style-asian="normal" fo:color="#993333"/>
    </style:style>
    <style:style style:name="symbol0_c" style:display-name="symbol0_c" style:family="text">
      <style:text-properties fo:font-weight="normal" style:font-weight-asian="normal" fo:font-style="normal" style:font-style-asian="normal" fo:color="#339933"/>
    </style:style>
    <style:style style:name="string_c" style:display-name="string_c" style:family="text">
      <style:text-properties fo:font-weight="normal" style:font-weight-asian="normal" fo:font-style="normal" style:font-style-asian="normal" fo:color="#FF0000"/>
    </style:style>
    <style:style style:name="escaped_c" style:display-name="escaped_c" style:family="text">
      <style:text-properties fo:font-weight="bold" style:font-weight-asian="bold" fo:font-style="normal" style:font-style-asian="normal" fo:color="#000099"/>
    </style:style>
    <style:style style:name="keyword2_c" style:display-name="keyword2_c" style:family="text">
      <style:text-properties fo:font-weight="normal" style:font-weight-asian="normal" fo:font-style="normal" style:font-style-asian="normal" fo:color="#000066"/>
    </style:style>
    <style:style style:name="keyword1_c" style:display-name="keyword1_c" style:family="text">
      <style:text-properties fo:font-weight="bold" style:font-weight-asian="bold" fo:font-style="normal" style:font-style-asian="normal" fo:color="#000000"/>
    </style:style>
    <style:style style:name="member0_c" style:display-name="member0_c" style:family="text">
      <style:text-properties fo:font-weight="normal" style:font-weight-asian="normal" fo:font-style="normal" style:font-style-asian="normal" fo:color="#202020"/>
    </style:style>
    <style:style style:name="regexp4_bash" style:display-name="regexp4_bash" style:family="text">
      <style:text-properties fo:font-weight="normal" style:font-weight-asian="normal" fo:font-style="normal" style:font-style-asian="normal" fo:color="#660033"/>
    </style:style>
    <style:style style:name="number_bash" style:display-name="number_bash" style:family="text">
      <style:text-properties fo:font-weight="normal" style:font-weight-asian="normal" fo:font-style="normal" style:font-style-asian="normal" fo:color="#000000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Нижнийколонтитул"><text:span text:style-name="Номерстраницы"><text:page-number text:fixed="false">9</text:page-number></text:span></text:p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ndchess@gmail.com</meta:initial-creator>
    <dc:creator>Dmitrii</dc:creator>
    <meta:creation-date>2021-09-17T15:25:00Z</meta:creation-date>
    <dc:date>2024-11-24T21:03:00Z</dc:date>
    <meta:template xlink:href="Normal.dotm" xlink:type="simple"/>
    <meta:editing-cycles>10</meta:editing-cycles>
    <meta:editing-duration>PT270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4" meta:word-count="1057" meta:character-count="7072" meta:row-count="50" meta:non-whitespace-character-count="6029"/>
  </office:meta>
</office:document-meta>
</file>